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3.5cm" svg:x="0.2cm" svg:y="0.2cm">
          <text:p text:style-name="P1"><text:span text:style-name="T1">Client We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3.5cm" svg:x="7.7cm" svg:y="0.2cm">
          <text:p text:style-name="P1"><text:span text:style-name="T1">Serveur Web</text:span></text:p>
          <text:p text:style-name="P1"><text:span text:style-name="T1">Apache Http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cm" svg:y1="1.7cm" svg:x2="7.7cm" svg:y2="1.7cm">
          <text:p text:style-name="P1"><text:span text:style-name="T2">requête</text:span></text:p>
          <text:p text:style-name="P1"><text:span text:style-name="T2"/></text:p>
        </draw:line>
        <draw:line draw:style-name="gr4" draw:text-style-name="P3" draw:layer="layout" svg:x1="4.2cm" svg:y1="2.2cm" svg:x2="7.7cm" svg:y2="2.2cm">
          <text:p text:style-name="P1"><text:span text:style-name="T2"/></text:p>
          <text:p text:style-name="P1"><text:span text:style-name="T2">ressource</text:span></text:p>
        </draw:line>
        <draw:line draw:style-name="gr5" draw:text-style-name="P1" draw:layer="layout" svg:x1="11.2cm" svg:y1="2.2cm" svg:x2="12.7cm" svg:y2="2.2cm">
          <text:p/>
        </draw:line>
        <draw:line draw:style-name="gr6" draw:text-style-name="P1" draw:layer="layout" svg:x1="11.2cm" svg:y1="2.7cm" svg:x2="12.7cm" svg:y2="2.7cm">
          <text:p/>
        </draw:line>
        <draw:custom-shape draw:style-name="gr7" draw:text-style-name="P3" draw:layer="layout" svg:width="2.5cm" svg:height="2.5cm" svg:x="12.7cm" svg:y="0.7cm">
          <text:p text:style-name="P1"><text:span text:style-name="T3">(LAMP)</text:span></text:p>
          <text:p text:style-name="P1"><text:span text:style-name="T2">MySQL</text:span></text:p>
          <text:p text:style-name="P1"><text:span text:style-name="T2">PostgreSQL</text:span></text:p>
          <text:p text:style-name="P1"><text:span text:style-name="T3">(LAPP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4" draw:layer="layout" svg:width="3cm" svg:height="1.5cm" svg:x="8.2cm" svg:y="1.7cm">
          <text:p text:style-name="P1"><text:span text:style-name="T4">PHP + SQLite</text:span></text:p>
          <text:p text:style-name="P1"><text:span text:style-name="T4"><text:s text:c="12"/></text:span><text:span text:style-name="T5">(LASP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1.7cm" svg:x="0.7cm" svg:y="1.5cm">
          <text:p text:style-name="P1"><text:span text:style-name="T4">Javascript,</text:span></text:p>
          <text:p text:style-name="P1"><text:span text:style-name="T4">jQuery</text:span></text:p>
          <text:p text:style-name="P1"><text:span text:style-name="T4">Applet,</text:span></text:p>
          <text:p text:style-name="P1"><text:span text:style-name="T4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7-21T17:27:09</meta:creation-date>
    <dc:date>2013-09-10T15:39:07</dc:date>
    <meta:editing-duration>PT6M28S</meta:editing-duration>
    <meta:editing-cycles>4</meta:editing-cycles>
    <meta:generator>LibreOffice/3.6$Linux_X86_64 LibreOffice_project/360m1$Build-2</meta:generator>
    <dc:creator>Pauchet </dc:cre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